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margin-left="1.251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Tod der weißen Legion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1">Baldar, der Erzdämon, möchte von dir, dass du die weiße Legion, deren Anführer der Erzengel Haldar, Baldars Bruder, ist, vernichtest.</text:p>
      <text:p text:style-name="P1"><text:bookmark text:name="bjia14"/><text:bookmark text:name="bjia13"/></text:p>
      <text:p text:style-name="P2"><text:bookmark text:name="bjia16"/><text:bookmark text:name="bjia15"/>Typ</text:p>
      <text:list xml:id="list1572339201" text:style-name="L1">
        <text:list-item>
          <text:p text:style-name="P5">Sekundär</text:p>
        </text:list-item>
      </text:list>
      <text:p text:style-name="P1"/>
      <text:p text:style-name="P2"><text:bookmark text:name="x9n43"/><text:bookmark text:name="bjia18"/>Auftraggeber</text:p>
      <text:p text:style-name="P1">Baldar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">Der Charakter kann die immer wiederkehrenden Wellen der weißen Legion bequem niedermetzeln. Dringt er in deren Lager vor und zerstört ihr Rathaus, so ist der Auftrag abgeschlossen.</text:p>
      <text:p text:style-name="P1"><text:bookmark text:name="bjia19"/><text:bookmark text:name="bjia185"/></text:p>
      <text:p text:style-name="P2"><text:bookmark text:name="bjia21"/><text:bookmark text:name="bjia20"/>Ziele</text:p>
      <text:list xml:id="list1007951379" text:style-name="L2">
        <text:list-item>
          <text:p text:style-name="P6">Zerstöre das Heerlager der weißen Legion.</text:p>
        </text:list-item>
        <text:list-item>
          <text:p text:style-name="P6"><text:bookmark text:name="p0.f0"/>Töte so viele Krieger der weißen Legion wie möglich.</text:p>
        </text:list-item>
        <text:list-item>
          <text:p text:style-name="P8">Diese Belohnung wird für jeweils zehn Tötungspunkte vergeben:</text:p>
        </text:list-item>
        <text:list-item>
          <text:p text:style-name="P8">300 Erfahrung</text:p>
        </text:list-item>
        <text:list-item>
          <text:p text:style-name="P8">200 Goldmünzen</text:p>
        </text:list-item>
      </text:list>
      <text:p text:style-name="P1"/>
      <text:p text:style-name="P3">Belohnungen</text:p>
      <text:list xml:id="list831755870" text:style-name="L3">
        <text:list-item>
          <text:p text:style-name="P7">2000 Erfahrung</text:p>
        </text:list-item>
        <text:list-item>
          <text:p text:style-name="P7">1 Zauberpunkt</text:p>
        </text:list-item>
        <text:list-item>
          <text:p text:style-name="P7">1000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8-15T18:45:02</meta:creation-date>
    <dc:language>en-US</dc:language>
    <meta:editing-cycles>8</meta:editing-cycles>
    <meta:editing-duration>PT00H07M35S</meta:editing-duration>
    <meta:initial-creator>Tamino Dauth</meta:initial-creator>
    <dc:date>2010-05-11T17:19:25</dc:date>
    <dc:creator>Tamino Dauth</dc:creator>
    <meta:document-statistic meta:table-count="0" meta:image-count="0" meta:object-count="0" meta:page-count="1" meta:paragraph-count="20" meta:word-count="102" meta:character-count="634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